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8000000080051E428734FF9346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Quicksand1" svg:font-family="Quicksand" style:font-adornments="Maigre" style:font-pitch="variable"/>
    <style:font-face style:name="Quicksand" svg:font-family="Quicksand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2d3748" draw:textarea-horizontal-align="justify" draw:textarea-vertical-align="middle" draw:auto-grow-height="false" fo:min-height="8.75cm" fo:min-width="17.5cm"/>
    </style:style>
    <style:style style:name="gr2" style:family="graphic" style:parent-style-name="standard">
      <style:graphic-properties draw:stroke="none" svg:stroke-color="#000000" draw:fill="none" draw:fill-color="#ffffff" fo:min-height="4.5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="solid" draw:fill-color="#2d3748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Quicksand" fo:font-size="50pt" fo:font-weight="normal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cbd5e0" style:font-name="Quicksand1" fo:font-size="10.5pt" fo:font-weight="normal" style:font-size-asian="18pt" style:font-size-complex="18pt"/>
    </style:style>
    <style:style style:name="T1" style:family="text">
      <style:text-properties fo:color="#ffffff" style:font-name="Quicksand" fo:font-size="50pt" fo:font-weight="normal" style:font-size-asian="18pt" style:font-size-complex="18pt"/>
    </style:style>
    <style:style style:name="T2" style:family="text">
      <style:text-properties fo:color="#cbd5e0" style:font-name="Quicksand1" fo:font-size="10.5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cm" svg:height="9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1cm" svg:height="4.8cm" svg:x="10cm" svg:y="2.6cm">
          <draw:text-box>
            <text:p><text:span text:style-name="T1">Camp</text:span></text:p>
            <text:p><text:span text:style-name="T1">Manager</text:span></text:p>
          </draw:text-box>
        </draw:frame>
        <draw:frame draw:style-name="gr3" draw:text-style-name="P3" draw:layer="layout" svg:width="9.598cm" svg:height="9.598cm" svg:x="0.452cm" svg:y="0.201cm">
          <draw:image xlink:href="Pictures/10000201000008000000080051E428734FF9346B.png" xlink:type="simple" xlink:show="embed" xlink:actuate="onLoad">
            <text:p/>
          </draw:image>
        </draw:frame>
        <draw:frame draw:style-name="gr4" draw:text-style-name="P4" draw:layer="layout" svg:width="5.91cm" svg:height="0.8cm" svg:x="6.045cm" svg:y="7.756cm">
          <draw:text-box>
            <text:p><text:span text:style-name="T2">© 2019 - 2020 Francesco Mont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Quicksand1" svg:font-family="Quicksand" style:font-adornments="Maigre" style:font-pitch="variable"/>
    <style:font-face style:name="Quicksand" svg:font-family="Quicksand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2d3748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4T19:28:20.271000000</meta:creation-date>
    <dc:date>2020-03-07T17:00:41.872000000</dc:date>
    <meta:editing-duration>PT26M29S</meta:editing-duration>
    <meta:editing-cycles>10</meta:editing-cycles>
    <meta:generator>LibreOffice/6.0.7.3$Windows_X86_64 LibreOffice_project/dc89aa7a9eabfd848af146d5086077aeed2ae4a5</meta:generator>
    <meta:document-statistic meta:object-count="4"/>
  </office:meta>
</office:document-meta>
</file>